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89a65" officeooo:paragraph-rsid="00189a65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89a65" officeooo:paragraph-rsid="00189a6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8c9c7" officeooo:paragraph-rsid="0018c9c7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dddf6" officeooo:paragraph-rsid="001dddf6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f7f22" officeooo:paragraph-rsid="001f7f22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0256c" officeooo:paragraph-rsid="0020256c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08e5b" officeooo:paragraph-rsid="00208e5b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307f8" officeooo:paragraph-rsid="002307f8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2727b0" officeooo:paragraph-rsid="002727b0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27f59b" officeooo:paragraph-rsid="0027f59b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29d872" officeooo:paragraph-rsid="0029d872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2ba61d" officeooo:paragraph-rsid="002ba61d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2d0443" officeooo:paragraph-rsid="002d0443" style:font-size-asian="14pt" style:font-size-complex="16pt"/>
    </style:style>
    <style:style style:name="T1" style:family="text">
      <style:text-properties officeooo:rsid="0018d8ef"/>
    </style:style>
    <style:style style:name="T2" style:family="text">
      <style:text-properties officeooo:rsid="001ac497"/>
    </style:style>
    <style:style style:name="T3" style:family="text">
      <style:text-properties officeooo:rsid="001c0d3e"/>
    </style:style>
    <style:style style:name="T4" style:family="text">
      <style:text-properties officeooo:rsid="001cb88f"/>
    </style:style>
    <style:style style:name="T5" style:family="text">
      <style:text-properties officeooo:rsid="0020256c"/>
    </style:style>
    <style:style style:name="T6" style:family="text">
      <style:text-properties officeooo:rsid="00219456"/>
    </style:style>
    <style:style style:name="T7" style:family="text">
      <style:text-properties officeooo:rsid="0023ef97"/>
    </style:style>
    <style:style style:name="T8" style:family="text">
      <style:text-properties officeooo:rsid="0025a6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Nature</text:p>
      <text:p text:style-name="P2"/>
      <text:p text:style-name="P3">Descartes</text:p>
      <text:p text:style-name="P3"><text:tab/>matière <text:span text:style-name="T2">+ </text:span>l<text:span text:style-name="T2">ois</text:span> → cohabitation: biotope “struggle for life”</text:p>
      <text:p text:style-name="P3"><text:tab/> <text:s text:c="22"/>→ propri<text:span text:style-name="T1">été</text:span>s d’une class d’être: la “nature” du lion</text:p>
      <text:p text:style-name="P3"/>
      <text:p text:style-name="P3"><text:tab/><text:span text:style-name="T2">pas de s</text:span><text:span text:style-name="T3">acralité</text:span></text:p>
      <text:p text:style-name="P3"/>
      <text:p text:style-name="P3"><text:tab/><text:span text:style-name="T4">nous somme maitre et pssesseur de la nature</text:span></text:p>
      <text:p text:style-name="P3"/>
      <text:p text:style-name="P3"/>
      <text:p text:style-name="P3"/>
      <text:p text:style-name="P4">La nature de l’homme ?</text:p>
      <text:p text:style-name="P4"/>
      <text:p text:style-name="P5">La premiere r<text:span text:style-name="T5">é</text:span>ponse c’est oui si par homme on entend espèce biologique.</text:p>
      <text:p text:style-name="P6">Cette réponse reduit l’homme à ses caractéristique biolologique or nous ne sommes pas que de la biologie.</text:p>
      <text:p text:style-name="P7">Nous sommes aussi des êtres culturelles, <text:span text:style-name="T6">c’est à dire que nous sommes non seulement des hommes mais des êtres humais.</text:span></text:p>
      <text:p text:style-name="P7"/>
      <text:p text:style-name="P8">Pour aristote, la nature est au devant de nous et nous avons à devenir, <text:span text:style-name="T7">le nature est finalisée. </text:span><text:span text:style-name="T8">La nature ne faait rien en vain.</text:span></text:p>
      <text:p text:style-name="P8"/>
      <text:p text:style-name="P9">La nature comme modèle/référence</text:p>
      <text:p text:style-name="P9"/>
      <text:p text:style-name="P10">la nature ici est toujours extérieur à l’homme</text:p>
      <text:p text:style-name="P10"/>
      <text:p text:style-name="P11">politique: modèle: réference à fonction critique</text:p>
      <text:p text:style-name="P12">Moral: <text:s/>actes contre nature</text:p>
      <text:p text:style-name="P12"/>
      <text:p text:style-name="P13">Livre: “face à gaïa” de bruno latou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3:38:26.044649587</meta:creation-date>
    <meta:generator>LibreOffice/7.5.0.3$Linux_X86_64 LibreOffice_project/50$Build-3</meta:generator>
    <dc:date>2023-02-16T15:06:01.728638474</dc:date>
    <meta:editing-duration>PT1H27M26S</meta:editing-duration>
    <meta:editing-cycles>20</meta:editing-cycles>
    <meta:document-statistic meta:table-count="0" meta:image-count="0" meta:object-count="0" meta:page-count="1" meta:paragraph-count="16" meta:word-count="140" meta:character-count="847" meta:non-whitespace-character-count="695"/>
  </office:meta>
</office:document-meta>
</file>